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5da91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7a626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97ff8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acff1"/>
    </style:style>
    <style:style style:name="P17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8" style:family="paragraph" style:parent-style-name="Standard">
      <style:text-properties officeooo:paragraph-rsid="0043aa4d"/>
    </style:style>
    <style:style style:name="P19" style:family="paragraph" style:parent-style-name="Standard">
      <style:text-properties officeooo:paragraph-rsid="0045da91"/>
    </style:style>
    <style:style style:name="P20" style:family="paragraph" style:parent-style-name="Standard">
      <style:text-properties officeooo:paragraph-rsid="0047a626"/>
    </style:style>
    <style:style style:name="P21" style:family="paragraph" style:parent-style-name="Standard">
      <style:text-properties officeooo:paragraph-rsid="00497ff8"/>
    </style:style>
    <style:style style:name="P22" style:family="paragraph" style:parent-style-name="Standard">
      <style:text-properties officeooo:paragraph-rsid="004acff1"/>
    </style:style>
    <style:style style:name="P23" style:family="paragraph" style:parent-style-name="Standard" style:list-style-name="L1">
      <style:paragraph-properties fo:margin-top="0cm" fo:margin-bottom="0cm" style:contextual-spacing="false" fo:line-height="115%"/>
      <style:text-properties officeooo:rsid="004acff1" officeooo:paragraph-rsid="004acff1"/>
    </style:style>
    <style:style style:name="P24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4acff1"/>
    </style:style>
    <style:style style:name="P25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26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27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28" style:family="paragraph" style:parent-style-name="Standard" style:list-style-name="L1">
      <style:paragraph-properties fo:margin-top="0cm" fo:margin-bottom="0cm" style:contextual-spacing="false" fo:line-height="115%"/>
      <style:text-properties officeooo:rsid="00497ff8" officeooo:paragraph-rsid="004acff1"/>
    </style:style>
    <style:style style:name="P29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97ff8"/>
    </style:style>
    <style:style style:name="P30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7a626"/>
    </style:style>
    <style:style style:name="P31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da91"/>
    </style:style>
    <style:style style:name="P32" style:family="paragraph" style:parent-style-name="Standard" style:list-style-name="L1">
      <style:paragraph-properties fo:margin-top="0cm" fo:margin-bottom="0cm" style:contextual-spacing="false" fo:line-height="115%"/>
      <style:text-properties officeooo:rsid="0047a626" officeooo:paragraph-rsid="00497ff8"/>
    </style:style>
    <style:style style:name="P33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34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35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36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37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38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39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40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41" style:family="paragraph" style:parent-style-name="Standard" style:list-style-name="L1">
      <style:text-properties officeooo:rsid="002410a5" officeooo:paragraph-rsid="0031bcb8"/>
    </style:style>
    <style:style style:name="P42" style:family="paragraph" style:parent-style-name="Standard" style:list-style-name="L1">
      <style:text-properties officeooo:rsid="002410a5" officeooo:paragraph-rsid="0027e533"/>
    </style:style>
    <style:style style:name="P43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44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45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46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47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48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49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50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51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52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53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54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style:style style:name="T21" style:family="text">
      <style:text-properties officeooo:rsid="0045da91"/>
    </style:style>
    <style:style style:name="T22" style:family="text">
      <style:text-properties officeooo:rsid="0047a626"/>
    </style:style>
    <style:style style:name="T23" style:family="text">
      <style:text-properties officeooo:rsid="00497ff8"/>
    </style:style>
    <style:style style:name="T24" style:family="text">
      <style:text-properties officeooo:rsid="004acff1"/>
    </style:style>
    <style:style style:name="T25" style:family="text">
      <style:text-properties officeooo:rsid="004afe99"/>
    </style:style>
    <style:style style:name="T26" style:family="text">
      <style:text-properties officeooo:rsid="004cd6f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9">LARUS <text:s/></text:span><text:span text:style-name="T2">BootLoader </text:span>Release Notes </text:p>
      <text:p text:style-name="Standard"/>
      <text:p text:style-name="Standard"/>
      <text:p text:style-name="P4"/>
      <text:p text:style-name="P9"><text:span text:style-name="T24">21.06</text:span><text:span text:style-name="T20">.22</text:span><text:span text:style-name="T3"><text:tab/></text:span><text:span text:style-name="T1">Version </text:span><text:span text:style-name="T20">1.</text:span><text:span text:style-name="T24">3.</text:span><text:span text:style-name="T25">6</text:span></text:p>
      <text:p text:style-name="P9"/>
      <text:list xml:id="list2224956302" text:style-name="L1">
        <text:list-item>
          <text:p text:style-name="P23">SD_Card_Lib.c/.h : Konsolidierung der <text:span text:style-name="T26">eigenen </text:span>Re<text:span text:style-name="T26">turn</text:span>-Code<text:span text:style-name="T26">s</text:span> mit den FATS-Return Codes : </text:p>
          <text:list>
            <text:list-item>
              <text:p text:style-name="P23">Eigene RetCodes sind jetzt nachgestellt</text:p>
            </text:list-item>
            <text:list-item>
              <text:p text:style-name="P23">Erfordert massive Veränderungen an SD_Card_Lib.c : in allen Fehlerbehandlungen</text:p>
            </text:list-item>
            <text:list-item>
              <text:p text:style-name="P23">&lt;SD_Card_Format&gt; eliminiert</text:p>
            </text:list-item>
          </text:list>
        </text:list-item>
        <text:list-item>
          <text:p text:style-name="P23">Umbenennung &lt;task_FlashProgrammer&gt; in &lt;task_ControlLoop&gt;</text:p>
          <text:p text:style-name="P24"/>
        </text:list-item>
      </text:list>
      <text:p text:style-name="P11"/>
      <text:p text:style-name="P22"><text:span text:style-name="T22">1</text:span><text:span text:style-name="T23">7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</text:span><text:span text:style-name="T23">3</text:span></text:p>
      <text:p text:style-name="P22"/>
      <text:list xml:id="list140044047362164" text:continue-numbering="true" text:style-name="L1">
        <text:list-item>
          <text:p text:style-name="P28">Flash_F4xxx_Lib.c : Abfrage sVersion</text:p>
        </text:list-item>
        <text:list-item>
          <text:p text:style-name="P28">task:FlashProgrammer.c : &lt;Clear_Appl_Data_in_EEProm&gt; eingefügt nach Normal-Flash Funktion</text:p>
        </text:list-item>
      </text:list>
      <text:p text:style-name="P16"/>
      <text:p text:style-name="P16"/>
      <text:p text:style-name="P22"><text:span text:style-name="T22">14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2</text:span></text:p>
      <text:p text:style-name="P21"/>
      <text:list xml:id="list140045004682476" text:continue-numbering="true" text:style-name="L1">
        <text:list-item>
          <text:p text:style-name="P29">Umbau <text:span text:style-name="T21">LandingPage : </text:span><text:span text:style-name="T22">Versionsanzeige </text:span></text:p>
        </text:list-item>
        <text:list-item>
          <text:p text:style-name="P32">ReportingPage : EraseAnzeige</text:p>
        </text:list-item>
        <text:list-item>
          <text:p text:style-name="P32">task_Flash_Programmer : delay vor Flash-Aufruf »» Säuberung des Canvas, Vermeidung von Residuen auf dem Canvas</text:p>
        </text:list-item>
      </text:list>
      <text:p text:style-name="P15"/>
      <text:p text:style-name="P15"/>
      <text:p text:style-name="P21"><text:span text:style-name="T21">06.05</text:span><text:span text:style-name="T20">.22</text:span><text:span text:style-name="T3"><text:tab/></text:span><text:span text:style-name="T1">Version </text:span><text:span text:style-name="T20">1.1.</text:span><text:span text:style-name="T21">6</text:span></text:p>
      <text:p text:style-name="P20"/>
      <text:list xml:id="list140044238531069" text:continue-numbering="true" text:style-name="L1">
        <text:list-item>
          <text:p text:style-name="P30">Umbau <text:span text:style-name="T21">LandingPage auf „LARUS“</text:span></text:p>
        </text:list-item>
      </text:list>
      <text:p text:style-name="P14"/>
      <text:p text:style-name="P14"/>
      <text:p text:style-name="P20"><text:span text:style-name="T20">28.04.22</text:span><text:span text:style-name="T3"><text:tab/></text:span><text:span text:style-name="T1">Version </text:span><text:span text:style-name="T20">1.1.5</text:span></text:p>
      <text:p text:style-name="P19"/>
      <text:list xml:id="list140044074989023" text:continue-numbering="true" text:style-name="L1">
        <text:list-item>
          <text:p text:style-name="P31">Großer Umbau</text:p>
        </text:list-item>
        <text:list-item>
          <text:p text:style-name="P31">Fortschrittsanzeige</text:p>
        </text:list-item>
      </text:list>
      <text:p text:style-name="P13"/>
      <text:p text:style-name="P13"/>
      <text:p text:style-name="P19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/text:p>
      <text:list xml:id="list140044946828295" text:continue-numbering="true" text:style-name="L1">
        <text:list-item>
          <text:p text:style-name="P33">BootLoading auf AD57 ok</text:p>
        </text:list-item>
        <text:list-item>
          <text:p text:style-name="P33">BootLoading für AUDIO vorgesehen, aber kurzgeschlossen wegen der ausstehenden Änderungen an der AUDIO HW (CAN2 statt CAN1)</text:p>
        </text:list-item>
      </text:list>
      <text:p text:style-name="P12"/>
      <text:p text:style-name="P12"/>
      <text:p text:style-name="P18"><text:soft-page-break/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/text:p>
      <text:list xml:id="list140044626811866" text:continue-numbering="true" text:style-name="L1">
        <text:list-item>
          <text:p text:style-name="P34">Korrektur in PrgNav_Lib : Next-Prev-Program</text:p>
        </text:list-item>
      </text:list>
      <text:p text:style-name="P10"/>
      <text:p text:style-name="P10"/>
      <text:p text:style-name="P8"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140045612510621" text:continue-numbering="true" text:style-name="L1">
        <text:list-item>
          <text:p text:style-name="P25"><text:span text:style-name="T16">Flash_F4xx_Lib : Set Vector Table aktiviert<text:line-break/>//#if (SET_VECTOR_TABLE) <text:s text:c="3"/>// TODO<text:line-break/></text:span> <text:s text:c="3"/>SCB-&gt;VTOR = APP_ADDRESS;<text:line-break/>//#endif</text:p>
        </text:list-item>
        <text:list-item>
          <text:p text:style-name="P35">Generic_FieldDescriptor : c_Vario_Zeiger-Tau wieder aktiviert</text:p>
        </text:list-item>
        <text:list-item>
          <text:p text:style-name="P35">Generic_Signature : Länge 5 auf 4 korigiert</text:p>
          <text:p text:style-name="P26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140044435909595" text:continue-numbering="true" text:style-name="L1">
        <text:list-item>
          <text:p text:style-name="P27">Großer Umbau der Struktur zur Vereinfachung des Kontroll-Flusses : Jetzt ist task_FlashProgrammer (analog zu task-BackGround in VARIO) der einzige Task, der SD_Card-Zugriff hat.</text:p>
        </text:list-item>
        <text:list-item>
          <text:p text:style-name="P36">EEP_Prom_Lib : &lt;bool&gt; durch &lt;unit8_t&gt; ersetzt</text:p>
        </text:list-item>
        <text:list-item>
          <text:p text:style-name="P37">Portable_Utils : </text:p>
          <text:list>
            <text:list-item>
              <text:p text:style-name="P37">Erweiterung &lt;portable_strpos&gt;, &lt;DateTimeToString&gt;</text:p>
            </text:list-item>
            <text:list-item>
              <text:p text:style-name="P38">Fehlerkorrektur in &lt; portable_memcmp&gt;</text:p>
            </text:list-item>
          </text:list>
        </text:list-item>
        <text:list-item>
          <text:p text:style-name="P39">Generic_Common : verschied<text:span text:style-name="T14">en</text:span>e Umbauten</text:p>
        </text:list-item>
        <text:list-item>
          <text:p text:style-name="P40">Routine &lt;BuildCheckAndJumpPage&gt; → &lt;BuildReportAndJumpPage&gt;</text:p>
          <text:p text:style-name="P41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140044447072968" text:continue-numbering="true" text:style-name="L1">
        <text:list-item>
          <text:p text:style-name="P43">Veränderungen in Flash_F4xx_Lib, habe einfach ausprobiert, analog im <text:span text:style-name="T12">Vario</text:span></text:p>
          <text:p text:style-name="P42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3479861449" text:style-name="L2">
        <text:list-item>
          <text:p text:style-name="P44">Fortschrittsanzeige korrigiert</text:p>
        </text:list-item>
        <text:list-item>
          <text:p text:style-name="P45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50">I2C.c : I2C1_Init eingeführt statt Master_init</text:p>
        </text:list-item>
        <text:list-item>
          <text:p text:style-name="P51">I2C_Handler : Master_Init ersetzt.</text:p>
        </text:list-item>
        <text:list-item>
          <text:p text:style-name="P52">EEProm_Lib.c : I2C1_Init eingeführt im Falle von I2C Fehlern</text:p>
        </text:list-item>
        <text:list-item>
          <text:p text:style-name="P46"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53">Signature um die Action-Variable verarmt</text:p>
        </text:list-item>
        <text:list-item>
          <text:p text:style-name="P47"><text:span text:style-name="T11">SD_Card_Lib : Mutexes glatt gezogen</text:span><text:line-break/></text:p>
        </text:list-item>
      </text:list>
      <text:p text:style-name="P3"><text:soft-page-break/><text:span text:style-name="T4"><text:line-break/>26</text:span><text:span text:style-name="T3">.07.21<text:tab/></text:span><text:span text:style-name="T1">Version </text:span>0.<text:span text:style-name="T4">1.7</text:span></text:p>
      <text:p text:style-name="P2"/>
      <text:list xml:id="list140044126236835" text:continue-numbering="true" text:style-name="L2">
        <text:list-item>
          <text:p text:style-name="P48">Fehler in SD_Card_Lib.c beseitigt</text:p>
        </text:list-item>
        <text:list-item>
          <text:p text:style-name="P48"><text:span text:style-name="T5">alte Funktionalität wieder hergestellt / image VARIO_0x0040001A.hex lässt sich booten</text:span><text:lin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140044304672136" text:continue-numbering="true" text:style-name="L2">
        <text:list-item>
          <text:p text:style-name="P54">Neubeginn mit der alten Revision 1009</text:p>
        </text:list-item>
        <text:list-item>
          <text:p text:style-name="P54">Generic_Descriptors.c Numerierung erneuert</text:p>
        </text:list-item>
        <text:list-item>
          <text:p text:style-name="P49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14:00:38.222000000</dc:date>
    <meta:editing-duration>PT3H37M56S</meta:editing-duration>
    <meta:editing-cycles>31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" meta:paragraph-count="58" meta:word-count="360" meta:character-count="2675" meta:non-whitespace-character-count="2392"/>
  </office:meta>
</office:document-meta>
</file>